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5f0f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06b88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11bfaef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12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3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15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1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46b34" officeooo:paragraph-rsid="01046b34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5f0f4" officeooo:paragraph-rsid="0105f0f4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b487b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b487b" officeooo:paragraph-rsid="010b487b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d29c4" officeooo:paragraph-rsid="010d29c4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1649" officeooo:paragraph-rsid="01101649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56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57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58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59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style:style style:name="T108" style:family="text">
      <style:text-properties officeooo:rsid="01046b34"/>
    </style:style>
    <style:style style:name="T109" style:family="text">
      <style:text-properties officeooo:rsid="0105f0f4"/>
    </style:style>
    <style:style style:name="T110" style:family="text">
      <style:text-properties officeooo:rsid="010b487b"/>
    </style:style>
    <style:style style:name="T111" style:family="text">
      <style:text-properties officeooo:rsid="0114ce66"/>
    </style:style>
    <style:style style:name="T112" style:family="text">
      <style:text-properties officeooo:rsid="0114ce66" loext:padding="0in" loext:border="none"/>
    </style:style>
    <style:style style:name="T113" style:family="text">
      <style:text-properties officeooo:rsid="0116b492"/>
    </style:style>
    <style:style style:name="T114" style:family="text">
      <style:text-properties officeooo:rsid="0116c897"/>
    </style:style>
    <style:style style:name="T115" style:family="text">
      <style:text-properties officeooo:rsid="0117ead0"/>
    </style:style>
    <style:style style:name="T116" style:family="text">
      <style:text-properties officeooo:rsid="011aa5f0"/>
    </style:style>
    <style:style style:name="T117" style:family="text">
      <style:text-properties officeooo:rsid="011bfaef"/>
    </style:style>
    <style:style style:name="T118" style:family="text">
      <style:text-properties officeooo:rsid="011db4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33"><text:a xlink:type="simple" xlink:href="https://listnr.ai/text-to-speech/germany-german" text:style-name="Internet_20_link" text:visited-style-name="Visited_20_Internet_20_Link">https://listnr.ai/text-to-speech/germany-german</text:a> </text:p>
      <text:p text:style-name="P108"/>
      <text:p text:style-name="P109">Hallo, mein Name ist Alex, und das ist meine Familie.</text:p>
      <text:p text:style-name="P109">[ ħalo majn name ist Alex, und das ist majna Familja ]</text:p>
      <text:p text:style-name="P108"/>
      <text:p text:style-name="P107"/>
      <text:p text:style-name="P32">Ich habe zwei Geschwister.</text:p>
      <text:p text:style-name="P32">[ iħx <text:s/>ħabe <text:s/><text:span text:style-name="T6">ż</text:span>vaj <text:s/>gi-xwesta]</text:p>
      <text:p text:style-name="P32"/>
      <text:p text:style-name="P32">Das ist m<text:span text:style-name="T113">eine</text:span> Schwesta Haley, und das ist mein Bruder Luke.</text:p>
      <text:p text:style-name="P32">[ Das ist majni xwesta Ħali, und das ist majn Bruda Luke ].</text:p>
      <text:p text:style-name="P32"/>
      <text:p text:style-name="P32">Das ist meine Eltern.</text:p>
      <text:p text:style-name="P32">[ Das ist majne Eltan] <text:s/></text:p>
      <text:p text:style-name="P32"/>
      <text:p text:style-name="P32">Mein Vater heißt Phil, und meine Mutter heißt Claire.</text:p>
      <text:p text:style-name="P32">[ majn fata ħajst Fil, und majne Mqutter ħajst Cler ]</text:p>
      <text:p text:style-name="P32"/>
      <text:p text:style-name="P33">Das ist mein Großvater. <text:span text:style-name="T51">Sein</text:span> Name ist Jay.</text:p>
      <text:p text:style-name="P33">[ das is majn grosfata. <text:span text:style-name="T6">Ż</text:span>ajn name ist <text:span text:style-name="T6">ġ</text:span>ej ]</text:p>
      <text:p text:style-name="P33"/>
      <text:p text:style-name="P33">Das ist <text:span text:style-name="T51">seine</text:span> Frau, Gloria.</text:p>
      <text:p text:style-name="P34">[ Das ist <text:s/><text:span text:style-name="T6">ż</text:span>ajne fraw, Glorja ]</text:p>
      <text:p text:style-name="P34"/>
      <text:p text:style-name="P34"><text:span text:style-name="T51">Aber</text:span>, ist sie meine Großmutter?<text:tab/><text:tab/><text:tab/><text:tab/>But is she my grandmother?</text:p>
      <text:p text:style-name="P35">[ Aba, ist <text:span text:style-name="T6">ż</text:span><text:span text:style-name="T50">i</text:span> <text:s/>majne grosmutter? ]</text:p>
      <text:p text:style-name="P34"/>
      <text:p text:style-name="P34">Ihr Sohn heißt Manny.<text:tab/><text:tab/><text:tab/><text:tab/><text:tab/><text:tab/>Her son's name is Manny</text:p>
      <text:p text:style-name="P34">[ ija <text:span text:style-name="T6">Ż</text:span>on ħajst Many ]</text:p>
      <text:p text:style-name="P34"/>
      <text:p text:style-name="P34">Das ist mein Onkel Mitchel.</text:p>
      <text:p text:style-name="P34">[ das ist majn ankel micil ]</text:p>
      <text:p text:style-name="P34"/>
      <text:p text:style-name="P38">Er ist der Bruder, von meiner Mutter.<text:tab/><text:tab/><text:tab/><text:tab/>He's the brother of my mother.</text:p>
      <text:p text:style-name="P39">[ Er ist der bruda, fon majna Muta ]</text:p>
      <text:p text:style-name="P38"/>
      <text:p text:style-name="P38">Ich habe keine Tante.<text:tab/><text:tab/><text:tab/><text:tab/><text:tab/><text:tab/>I don't have an aunt</text:p>
      <text:p text:style-name="P39">[ iħx ħabe kajne Tanta <text:s/>]</text:p>
      <text:p text:style-name="P39"><text:span text:style-name="T51">keine</text:span> [ kajne ]<text:tab/><text:tab/><text:tab/><text:tab/><text:tab/><text:tab/><text:tab/>no</text:p>
      <text:p text:style-name="P39"/>
      <text:p text:style-name="P39">Sondern einen zweiten Onkel, Can.<text:tab/><text:tab/><text:tab/><text:tab/>But a second uncle, Can.</text:p>
      <text:p text:style-name="P39">[ <text:span text:style-name="T6">Ż</text:span>ondan ajnen <text:span text:style-name="T6">ż</text:span>vajten Unkel, Ken ]</text:p>
      <text:p text:style-name="P41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40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40"><text:span text:style-name="T51">einen</text:span> <text:span text:style-name="T8">[ </text:span>ajnen<text:span text:style-name="T8">]<text:tab/><text:tab/><text:tab/><text:tab/><text:tab/><text:tab/><text:tab/>a</text:span></text:p>
      <text:p text:style-name="P40"/>
      <text:p text:style-name="P42"><text:soft-page-break/>Sie haben eine Tochter.<text:tab/><text:tab/><text:tab/><text:tab/><text:tab/><text:tab/><text:span text:style-name="T9">They have a daughter.</text:span></text:p>
      <text:p text:style-name="P37">[ <text:span text:style-name="T6">Ż</text:span>i ħaben ajne toħta ]</text:p>
      <text:p text:style-name="P37"/>
      <text:p text:style-name="P37">Lily ist meine Cousine.<text:tab/><text:tab/><text:tab/><text:tab/><text:tab/><text:tab/>Lily is my cousin.</text:p>
      <text:p text:style-name="P37">[ Lili ist majna Ku<text:span text:style-name="T6">ż</text:span>ina ]</text:p>
      <text:p text:style-name="P37"/>
      <text:p text:style-name="P37"><text:span text:style-name="T51">Naja</text:span>, das ist meine Familie!<text:tab/><text:tab/><text:tab/><text:tab/><text:tab/>Well, that's my family!</text:p>
      <text:p text:style-name="P37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6">die Mutter</text:p>
      <text:p text:style-name="P36">der Vater</text:p>
      <text:p text:style-name="P36">die Eltern</text:p>
      <text:p text:style-name="P36">der Mann</text:p>
      <text:p text:style-name="P36">die Frau</text:p>
      <text:p text:style-name="P36">die Kinder</text:p>
      <text:p text:style-name="P36">der Sohn</text:p>
      <text:p text:style-name="P36">die Tochter</text:p>
      <text:p text:style-name="P36">der Bruder</text:p>
      <text:p text:style-name="P36">die Schw<text:span text:style-name="T111">e</text:span>ster</text:p>
      <text:p text:style-name="P36">die Geschwister</text:p>
      <text:p text:style-name="P156">der Opa</text:p>
      <text:p text:style-name="P43">der Großvater</text:p>
      <text:p text:style-name="P156">die Oma</text:p>
      <text:p text:style-name="P43">die Großmutter</text:p>
      <text:p text:style-name="P43">die Grosßeltern</text:p>
      <text:p text:style-name="P156">die Tante<text:tab/><text:tab/><text:span text:style-name="T56">[ di tanta ]</text:span></text:p>
      <text:p text:style-name="P43">der Onkel</text:p>
      <text:p text:style-name="P44"><text:span text:style-name="T51">der Cousin</text:span><text:tab/><text:tab/><text:span text:style-name="T54">[ der kqu</text:span><text:span text:style-name="T7">ż</text:span><text:span text:style-name="T112">a</text:span><text:span text:style-name="T54">n ]</text:span></text:p>
      <text:p text:style-name="P44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43"/>
      <text:p text:style-name="P8">_________________________________________________________________________________________________</text:p>
      <text:p text:style-name="P8"/>
      <text:p text:style-name="P134"><text:span text:style-name="T51">Die Nomen</text:span> <text:s text:c="2"/>[ di N<text:span text:style-name="T54">u</text:span>men ] <text:s text:c="2"/>The nouns</text:p>
      <text:p text:style-name="P134"/>
      <text:p text:style-name="P45">der Vater<text:tab/></text:p>
      <text:p text:style-name="P45">die Mutter</text:p>
      <text:p text:style-name="P43">das Kind</text:p>
      <text:p text:style-name="P43"/>
      <text:p text:style-name="P45">der ( masculine )</text:p>
      <text:p text:style-name="P45">die ( feminine )</text:p>
      <text:p text:style-name="P45">das ( neutral )</text:p>
      <text:p text:style-name="P45">die ( plural )</text:p>
      <text:p text:style-name="P43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35">Der, die <text:span text:style-name="T51">oder</text:span> das?<text:span text:style-name="T10"> <text:s/>[ der, die od</text:span><text:span text:style-name="T20">a</text:span><text:span text:style-name="T10"> das? ]</text:span></text:p>
      <text:p text:style-name="P135"/>
      <text:p text:style-name="P135"/>
      <text:p text:style-name="P47"><text:span text:style-name="T1">der</text:span> – <text:span text:style-name="T57">used for male people and professions</text:span>:</text:p>
      <text:p text:style-name="P46"/>
      <text:p text:style-name="P46">der Vater, <text:s/><text:tab/>der Bruder, <text:tab/><text:span text:style-name="T51">der Arzt</text:span> <text:s/>[ Azt ]<text:tab/>{ male doctor / <text:s/>physician }</text:p>
      <text:p text:style-name="P46"/>
      <text:p text:style-name="P46"/>
      <text:p text:style-name="P46">Also used for <text:span text:style-name="T58">weekdays</text:span>, <text:span text:style-name="T58">months</text:span> and <text:span text:style-name="T58">seasons</text:span>:</text:p>
      <text:p text:style-name="P46"/>
      <text:p text:style-name="P46">der Montag, <text:tab/><text:tab/>der Januar, <text:tab/><text:tab/>der Sommer</text:p>
      <text:p text:style-name="P46">[ der Mun-<text:span text:style-name="T54">t</text:span>ag ]<text:tab/><text:tab/>[ der Jan-wa ]<text:tab/><text:tab/>[ der <text:span text:style-name="T6">Ż</text:span>omma ]</text:p>
      <text:p text:style-name="P46"/>
      <text:p text:style-name="P46"/>
      <text:p text:style-name="P46">Words that ends with -er :</text:p>
      <text:p text:style-name="P46"/>
      <text:p text:style-name="P46">der Vater</text:p>
      <text:p text:style-name="P46"/>
      <text:p text:style-name="P46"/>
      <text:p text:style-name="P46">Words <text:span text:style-name="T57">ending with -ismus</text:span> [is-mus]:</text:p>
      <text:p text:style-name="P46"/>
      <text:p text:style-name="P46">der kapitalismus</text:p>
      <text:p text:style-name="P46">[ der ka-pi-ta-lis-mus ]</text:p>
      <text:p text:style-name="P46"/>
      <text:p text:style-name="P46"/>
      <text:p text:style-name="P46">Words <text:span text:style-name="T57">ending with -ling</text:span> <text:s/>[ -ling ]:</text:p>
      <text:p text:style-name="P46"/>
      <text:p text:style-name="P46">der <text:span text:style-name="T51">Liebling</text:span><text:tab/><text:tab/>{ the favorite one / the darling }<text:tab/></text:p>
      <text:p text:style-name="P46">[ der lib-ling ]</text:p>
      <text:p text:style-name="P46"/>
      <text:p text:style-name="P46"/>
      <text:p text:style-name="P46">For most <text:span text:style-name="T57">cars</text:span> and <text:span text:style-name="T57">alcholic</text:span> drinks:</text:p>
      <text:p text:style-name="P46"/>
      <text:p text:style-name="P46">der Mercedes,<text:tab/><text:tab/>der Wein,<text:tab/><text:tab/>der Wodka,<text:tab/><text:tab/>der Rum</text:p>
      <text:p text:style-name="P46">[ der Mer-se-dis ]<text:tab/>[ der Vajn ]<text:tab/><text:tab/>[ der Vodka ]<text:tab/><text:tab/>[ der Rqum ]</text:p>
      <text:p text:style-name="P46"/>
      <text:p text:style-name="P46">But not:</text:p>
      <text:p text:style-name="P46">da<text:span text:style-name="T114">s</text:span> Bier <text:s/>[ das Biir ]</text:p>
      <text:p text:style-name="P46"/>
      <text:p text:style-name="P46"/>
      <text:p text:style-name="P46"/>
      <text:p text:style-name="P48"><text:span text:style-name="T1">die</text:span> – female people and professions </text:p>
      <text:p text:style-name="P48"/>
      <text:p text:style-name="P48">die Mutter, <text:tab/><text:tab/>die Kollegin, <text:tab/><text:tab/><text:span text:style-name="T51">die <text:s/></text:span><text:span text:style-name="T53">Ä</text:span><text:span text:style-name="T51">rztin</text:span></text:p>
      <text:p text:style-name="P48">[ di Mutta ]<text:tab/><text:tab/>[ di Kol-le-gin ]<text:tab/><text:tab/>[ di <text:s/>Ezt-in ]</text:p>
      <text:p text:style-name="P48"/>
      <text:p text:style-name="P48"><text:soft-page-break/>But not:<text:tab/>das M<text:span text:style-name="T6">ä</text:span>dchen</text:p>
      <text:p text:style-name="P48"><text:tab/><text:tab/>[ das Me-<text:span text:style-name="T6">ċ</text:span>jin ] </text:p>
      <text:p text:style-name="P48"/>
      <text:p text:style-name="P48">Word ending in <text:s/><text:span text:style-name="T57">-heit</text:span> [ ħajt ] <text:s/>and <text:s/><text:span text:style-name="T57">-keit</text:span> <text:s/>[ kajt ]</text:p>
      <text:p text:style-name="P48"/>
      <text:p text:style-name="P48"><text:span text:style-name="T85">die freiheit</text:span><text:tab/><text:tab/>die <text:span text:style-name="T85">M</text:span><text:span text:style-name="T86">ö</text:span><text:span text:style-name="T85">glichkeit</text:span></text:p>
      <text:p text:style-name="P48">[ di <text:s/>fraj-ħajt ]<text:tab/><text:tab/>[ di Mqug-liħ-kajt ]</text:p>
      <text:p text:style-name="P48">freedom<text:tab/><text:tab/>possibility</text:p>
      <text:p text:style-name="P48"/>
      <text:p text:style-name="P48"/>
      <text:p text:style-name="P48">Words ending in <text:span text:style-name="T57">-schft</text:span><text:tab/>[ xaft ]</text:p>
      <text:p text:style-name="P48"/>
      <text:p text:style-name="P48"><text:span text:style-name="T85">die Freundschaft</text:span><text:tab/>[ di frond-xaft ]<text:tab/><text:tab/>friendship</text:p>
      <text:p text:style-name="P48"/>
      <text:p text:style-name="P48"/>
      <text:p text:style-name="P48">Words ending in <text:span text:style-name="T57">-ung</text:span><text:tab/>[ ung ]</text:p>
      <text:p text:style-name="P48"/>
      <text:p text:style-name="P48"><text:span text:style-name="T85">die Rechnung</text:span><text:tab/><text:span text:style-name="T21">[ </text:span><text:span text:style-name="T111">di </text:span><text:span text:style-name="T21">reħ-nung ]<text:tab/>the bill / invoice</text:span></text:p>
      <text:p text:style-name="P50"/>
      <text:p text:style-name="P50"/>
      <text:p text:style-name="P50">Words ending in <text:span text:style-name="T57">-e</text:span>, <text:s/><text:span text:style-name="T57">-ei</text:span> <text:s/>or <text:s/><text:span text:style-name="T57">-ie</text:span></text:p>
      <text:p text:style-name="P50"/>
      <text:p text:style-name="P50">die Lampe<text:tab/><text:tab/>die <text:s/>Philosophie</text:p>
      <text:p text:style-name="P50">[ di Lampa ]<text:tab/><text:tab/>[ di fil-os-o-fi ]</text:p>
      <text:p text:style-name="P50"/>
      <text:p text:style-name="P50">And all the plural nouns will have the article die.</text:p>
      <text:p text:style-name="P50"/>
      <text:p text:style-name="P50"/>
      <text:p text:style-name="P136">Das neutral</text:p>
      <text:p text:style-name="P51"/>
      <text:p text:style-name="P49"><text:span text:style-name="T85">das M</text:span><text:span text:style-name="T86">ä</text:span><text:span text:style-name="T85">dchen</text:span><text:tab/><text:tab/><text:span text:style-name="T22">das Bier</text:span></text:p>
      <text:p text:style-name="P49">[ das Me-<text:span text:style-name="T6">ċ</text:span>jin ] </text:p>
      <text:p text:style-name="P49"/>
      <text:p text:style-name="P51">All the words that end in -chen <text:s/>[ xen ]:</text:p>
      <text:p text:style-name="P51"/>
      <text:p text:style-name="P49">das M<text:span text:style-name="T6">ä</text:span>dchen</text:p>
      <text:p text:style-name="P49"/>
      <text:p text:style-name="P49"/>
      <text:p text:style-name="P51">All the words ends in -lein <text:s/>[ lajn ]:</text:p>
      <text:p text:style-name="P51"/>
      <text:p text:style-name="P51"><text:span text:style-name="T85">das <text:s/>Fr</text:span><text:span text:style-name="T86">ä</text:span><text:span text:style-name="T85">ulein</text:span><text:tab/> <text:s/>[ das <text:s/>froj-lajn ]<text:tab/>miss / young lady</text:p>
      <text:p text:style-name="P51"/>
      <text:p text:style-name="P51"/>
      <text:p text:style-name="P51">Most latin based words:</text:p>
      <text:p text:style-name="P51"/>
      <text:p text:style-name="P51">das <text:s/>Publikum <text:s text:c="3"/><text:tab/>das Ultimatu<text:span text:style-name="T115">m</text:span></text:p>
      <text:p text:style-name="P51">[ das pub-li-kum ]<text:tab/>[ das <text:s/>ul-ti-m-tum ]</text:p>
      <text:p text:style-name="P51"><text:soft-page-break/></text:p>
      <text:p text:style-name="P51">der <text:s/>Band<text:tab/>- <text:tab/>volume of a book</text:p>
      <text:p text:style-name="P51">die <text:s/>Band<text:tab/>-<text:tab/>band</text:p>
      <text:p text:style-name="P51">das Band<text:tab/>-<text:tab/>ribbon</text:p>
      <text:p text:style-name="P51"/>
      <text:p text:style-name="P51"/>
      <text:p text:style-name="P9">_________________________________________________________________________________________________</text:p>
      <text:p text:style-name="P9"/>
      <text:p text:style-name="P51"/>
      <text:p text:style-name="P52"><text:span text:style-name="T1">Der, die oder das</text:span> [ dir di <text:s/>orda das] { The, the or the }</text:p>
      <text:p text:style-name="P52"/>
      <text:p text:style-name="P137">Der</text:p>
      <text:p text:style-name="P52">der Arzt <text:s/><text:tab/><text:tab/>[ der arz ]<text:tab/><text:tab/>the doctor</text:p>
      <text:p text:style-name="P52">der Mann</text:p>
      <text:p text:style-name="P52">der Januar<text:tab/><text:tab/>[ der Janwa ]</text:p>
      <text:p text:style-name="P52"><text:span text:style-name="T85">der Donnerstag<text:tab/></text:span><text:tab/>[ der Don-na-stag ]<text:tab/>thursday</text:p>
      <text:p text:style-name="P52"><text:span text:style-name="T85">der Frühling</text:span><text:tab/><text:tab/>[ der Fruq-ling ]<text:tab/><text:tab/>spring</text:p>
      <text:p text:style-name="P52">der Wein<text:tab/><text:tab/>[ der vin ]</text:p>
      <text:p text:style-name="P52"/>
      <text:p text:style-name="P137">Die</text:p>
      <text:p text:style-name="P53">die Freundschaft <text:tab/>[ di frojnd-xaft ]<text:tab/><text:tab/>the friendship</text:p>
      <text:p text:style-name="P53">die Frau<text:tab/><text:tab/>[ di fraw ]<text:tab/><text:tab/>the woman</text:p>
      <text:p text:style-name="P53">die Kultur<text:tab/><text:tab/>[ di kultur ]<text:tab/><text:tab/>the culture</text:p>
      <text:p text:style-name="P53">die Oma<text:tab/><text:tab/>[ di Oma ]<text:tab/><text:tab/>granny</text:p>
      <text:p text:style-name="P52"/>
      <text:p text:style-name="P138">Das</text:p>
      <text:p text:style-name="P54">das Kind<text:tab/><text:tab/>[ das kind ]<text:tab/><text:tab/>the child</text:p>
      <text:p text:style-name="P54">das Bier<text:tab/><text:tab/></text:p>
      <text:p text:style-name="P54">das Publikum<text:tab/><text:tab/>[ das publikum ]</text:p>
      <text:p text:style-name="P54">das Mädchen<text:tab/><text:tab/>[ das med-<text:span text:style-name="T6">ċ</text:span>jin ]<text:tab/><text:tab/>the girl</text:p>
      <text:p text:style-name="P54"/>
      <text:p text:style-name="P138">Die</text:p>
      <text:p text:style-name="P54">die Großeltern<text:tab/><text:tab/>[ di gros-eltan ]</text:p>
      <text:p text:style-name="P54">die Eltern<text:tab/><text:tab/>[ di eltan ]</text:p>
      <text:p text:style-name="P51"/>
      <text:p text:style-name="P10">_________________________________________________________________________________________________</text:p>
      <text:p text:style-name="P10"/>
      <text:p text:style-name="P138">Mein und meine</text:p>
      <text:p text:style-name="P138"/>
      <text:p text:style-name="P54">der Vater<text:tab/><text:tab/>mein Vater<text:tab/><text:tab/>( used for masculine and nutral nouns )<text:tab/></text:p>
      <text:p text:style-name="P54">das Kind<text:tab/><text:tab/>mein Kind</text:p>
      <text:p text:style-name="P54"/>
      <text:p text:style-name="P54">die Mutter<text:tab/><text:tab/>meine Mutter<text:tab/><text:tab/>( used for feminine and plural nouns )</text:p>
      <text:p text:style-name="P54">die Eltern<text:tab/><text:tab/>meine Eltern</text:p>
      <text:p text:style-name="P54"/>
      <text:p text:style-name="P10">_________________________________________________________________________________________________</text:p>
      <text:p text:style-name="P10"/>
      <text:p text:style-name="P54"><text:soft-page-break/>Das ist mein Vater.</text:p>
      <text:p text:style-name="P54"/>
      <text:p text:style-name="P54">Der Onkel.</text:p>
      <text:p text:style-name="P54">Das ist mein Onkel.</text:p>
      <text:p text:style-name="P54"/>
      <text:p text:style-name="P55">Die Tante.<text:tab/>[ di tant<text:span text:style-name="T116">a</text:span> ]</text:p>
      <text:p text:style-name="P55">Das ist meine Tante.</text:p>
      <text:p text:style-name="P55"/>
      <text:p text:style-name="P55">Die Tochter.<text:tab/>[ toħta ]</text:p>
      <text:p text:style-name="P55">Das its meine Tochter.</text:p>
      <text:p text:style-name="P55"/>
      <text:p text:style-name="P55">Die Kinder.<text:tab/>[ kinda ]</text:p>
      <text:p text:style-name="P55">Das <text:span text:style-name="T85">sind</text:span> meine Kinder.</text:p>
      <text:p text:style-name="P55"/>
      <text:p text:style-name="P55">Der Bruder.</text:p>
      <text:p text:style-name="P55">Das i<text:span text:style-name="T88">st</text:span> mein Bruder.</text:p>
      <text:p text:style-name="P55"/>
      <text:p text:style-name="P55">Die Geschwister.</text:p>
      <text:p text:style-name="P55">Das <text:span text:style-name="T85">sind</text:span> meine Geschwister.</text:p>
      <text:p text:style-name="P55"/>
      <text:p text:style-name="P55">Das ist mein Sohn. <text:tab/>[ <text:span text:style-name="T6">ż</text:span>on ]</text:p>
      <text:p text:style-name="P55">Wie heißt mein Mann?<text:tab/><text:tab/><text:tab/><text:tab/><text:tab/>What's my husband's name</text:p>
      <text:p text:style-name="P55">Meine Frau heißt Monika.</text:p>
      <text:p text:style-name="P152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5"/>
      <text:p text:style-name="P55">Das ist meine Tante.</text:p>
      <text:p text:style-name="P55"/>
      <text:p text:style-name="P11">_________________________________________________________________________________________________</text:p>
      <text:p text:style-name="P11"/>
      <text:p text:style-name="P139">Das Verb `sein` <text:s/>( The Verb ` to be ` )</text:p>
      <text:p text:style-name="P55"/>
      <text:p text:style-name="P55">das ist meine Großmutter.</text:p>
      <text:p text:style-name="P55"/>
      <text:p text:style-name="P55">Das sind meine Großeltern.</text:p>
      <text:p text:style-name="P55"/>
      <text:p text:style-name="P55">Das ist mein Bruder.</text:p>
      <text:p text:style-name="P55"/>
      <text:p text:style-name="P55">Das sind meine Geschwister.</text:p>
      <text:p text:style-name="P55"/>
      <text:p text:style-name="P55">Ich<text:tab/><text:tab/>lerne<text:tab/><text:tab/>-E<text:tab/><text:tab/><text:tab/><text:tab/>ich <text:s/><text:tab/><text:tab/>bin<text:tab/><text:tab/>I am</text:p>
      <text:p text:style-name="P55">Du<text:tab/><text:tab/>lernst<text:tab/><text:tab/>-ST<text:tab/><text:tab/><text:tab/><text:tab/>du <text:s/><text:tab/><text:tab/>bist<text:tab/><text:tab/>you are</text:p>
      <text:p text:style-name="P55">Er, sie, es<text:tab/>lernt<text:tab/><text:tab/>-T<text:tab/><text:tab/><text:tab/><text:tab/>er, sie es <text:s/><text:tab/>ist<text:tab/><text:tab/>he, she, it <text:s/>is</text:p>
      <text:p text:style-name="P55">Wir<text:tab/><text:tab/>lernen<text:tab/><text:tab/>-EN<text:tab/><text:tab/><text:tab/><text:tab/>wir<text:tab/><text:tab/>sind<text:tab/><text:tab/>we are</text:p>
      <text:p text:style-name="P55">Ihr<text:tab/><text:tab/>lernt<text:tab/><text:tab/>-T<text:tab/><text:tab/><text:tab/><text:tab/>ihr<text:tab/><text:tab/>seid<text:tab/><text:tab/>you are</text:p>
      <text:p text:style-name="P55">sie, Sie<text:tab/><text:tab/>lernen<text:tab/><text:tab/>-EN<text:tab/><text:tab/><text:tab/><text:tab/>sie, Sie<text:tab/><text:tab/>sind<text:tab/><text:tab/>they are, I am <text:span text:style-name="T23">(formal)</text:span></text:p>
      <text:p text:style-name="P155"/>
      <text:p text:style-name="P155"/>
      <text:p text:style-name="P155"><text:soft-page-break/></text:p>
      <text:p text:style-name="P155"/>
      <text:p text:style-name="P154">Ich bin Sandra</text:p>
      <text:p text:style-name="P154"/>
      <text:p text:style-name="P154">Wer bist du?<text:tab/><text:tab/><text:tab/> <text:tab/><text:tab/>Who are you? </text:p>
      <text:p text:style-name="P154"/>
      <text:p text:style-name="P154">Wer ist das?<text:tab/><text:tab/><text:tab/><text:tab/><text:tab/>Who is this?</text:p>
      <text:p text:style-name="P154"/>
      <text:p text:style-name="P154">Wir sind aus Deutschland.<text:tab/><text:tab/><text:tab/><text:tab/>We are from Germany. </text:p>
      <text:p text:style-name="P154"/>
      <text:p text:style-name="P154">Ihr seid aus Deutschland.<text:tab/><text:tab/><text:tab/><text:tab/>You are from Germany.</text:p>
      <text:p text:style-name="P154"/>
      <text:p text:style-name="P154">Sie sind aus Deutschland.<text:tab/><text:tab/><text:tab/><text:tab/>The<text:span text:style-name="T89">y</text:span> are from Germany.</text:p>
      <text:p text:style-name="P154"/>
      <text:p text:style-name="P154"/>
      <text:p text:style-name="P154">Entschuldigung, wo ist der Bahnhof?<text:tab/><text:tab/>Excuse me, where is the train station</text:p>
      <text:p text:style-name="P154">[ en-xul-i-gong, vo ist ter ban-ħof? ]</text:p>
      <text:p text:style-name="P154"/>
      <text:p text:style-name="P154">Entschuldigung Sie, wo sind die Teller?<text:tab/><text:tab/>Excuse me, where are the plates?</text:p>
      <text:p text:style-name="P154">[ en-xul-i-gong <text:s/>żi, vo żind di tella ?]</text:p>
      <text:p text:style-name="P154"/>
      <text:p text:style-name="P12">_________________________________________________________________________________________________</text:p>
      <text:p text:style-name="P12"/>
      <text:p text:style-name="P140"><text:span text:style-name="T85">Jung</text:span> [ jqung ] young<text:tab/>or<text:tab/><text:span text:style-name="T85">Alt</text:span> [ alt ] old</text:p>
      <text:p text:style-name="P56"/>
      <text:p text:style-name="P56"/>
      <text:p text:style-name="P56">Sie ist jung<text:tab/><text:tab/>She is young<text:tab/></text:p>
      <text:p text:style-name="P56"/>
      <text:p text:style-name="P56">Sie sind jung<text:tab/><text:tab/>They are young / <text:s/>You are young</text:p>
      <text:p text:style-name="P56"/>
      <text:p text:style-name="P56">Er ist alt<text:tab/><text:tab/>He is old</text:p>
      <text:p text:style-name="P56"/>
      <text:p text:style-name="P56">Sie sind alt<text:tab/><text:tab/>They are old</text:p>
      <text:p text:style-name="P56"/>
      <text:p text:style-name="P56">Sie ist alt<text:tab/><text:tab/> She is old</text:p>
      <text:p text:style-name="P56"/>
      <text:p text:style-name="P140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6"/>
      <text:p text:style-name="P58">Die <text:span text:style-name="T85">Maus</text:span> ist klein<text:tab/><text:tab/>The mouse is small</text:p>
      <text:p text:style-name="P58">[ di maws ist klajn ]</text:p>
      <text:p text:style-name="P58"/>
      <text:p text:style-name="P58">Die <text:span text:style-name="T85">Elefanten</text:span> sind groß<text:tab/>The elephants are big</text:p>
      <text:p text:style-name="P58">[ di elefant-in <text:s/><text:span text:style-name="T6">ż</text:span>ind gros ]</text:p>
      <text:p text:style-name="P58"/>
      <text:p text:style-name="P58">Die <text:span text:style-name="T85">Welle</text:span> ist groß<text:tab/><text:tab/>The wave is big</text:p>
      <text:p text:style-name="P58">[ di ve-la ist gros ]</text:p>
      <text:p text:style-name="P58"/>
      <text:p text:style-name="P58">Die <text:span text:style-name="T85">hunde</text:span> sind klein<text:tab/><text:tab/>The dogs are small</text:p>
      <text:p text:style-name="P58">[ di ħund-a <text:span text:style-name="T6">ż</text:span>ind klajn ]</text:p>
      <text:p text:style-name="P58"><text:soft-page-break/></text:p>
      <text:p text:style-name="P58">Das <text:span text:style-name="T85">Haus</text:span> ist klein<text:tab/>The house is small</text:p>
      <text:p text:style-name="P58">[ das ħaws ist klajn ]</text:p>
      <text:p text:style-name="P58"/>
      <text:p text:style-name="P58">Die <text:span text:style-name="T85">Stadt</text:span> <text:span text:style-name="T25">ist groß<text:tab/>The city is big</text:span></text:p>
      <text:p text:style-name="P59">[ di xtat ist gros ]</text:p>
      <text:p text:style-name="P13">_________________________________________________________________________________________________</text:p>
      <text:p text:style-name="P13"/>
      <text:p text:style-name="P146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41"/>
      <text:p text:style-name="P60">[ veħ-je <text:s/>xpra-ħen <text:s/>xprixt du? ]</text:p>
      <text:p text:style-name="P60"/>
      <text:p text:style-name="P60">Welche <text:tab/>which</text:p>
      <text:p text:style-name="P61">Sprache<text:tab/>languages<text:tab/><text:span text:style-name="T117">[</text:span>xpra-ħe<text:span text:style-name="T117">]</text:span></text:p>
      <text:p text:style-name="P60">Sprechen<text:tab/>speak<text:tab/><text:tab/>[ xpre-xin ]</text:p>
      <text:p text:style-name="P60"/>
      <text:p text:style-name="P60">Ich spreche Deutsch, Englisch, Kroatisch und ein bisschen Spanisch.</text:p>
      <text:p text:style-name="P13"/>
      <text:p text:style-name="P56">ein bisschen<text:tab/><text:tab/><text:span text:style-name="T26">[ ajn </text:span><text:span text:style-name="T90">b</text:span><text:span text:style-name="T26">is-jin ]<text:tab/><text:tab/>a little bit</text:span></text:p>
      <text:p text:style-name="P56"/>
      <text:p text:style-name="P56">Ich spreche Maltesisch, Englisch, Italienisch und ein bisschen Deutsch.</text:p>
      <text:p text:style-name="P56"/>
      <text:p text:style-name="P56">Das ist Michael.</text:p>
      <text:p text:style-name="P57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6"><text:tab/><text:tab/><text:tab/></text:p>
      <text:p text:style-name="P56"/>
      <text:p text:style-name="P62">Hallo ich bin <text:span text:style-name="T28">Christ.</text:span></text:p>
      <text:p text:style-name="P62">Ich spreche Deutsch, Englisch und <text:s/><text:span text:style-name="T28">Französisch.</text:span></text:p>
      <text:p text:style-name="P62"/>
      <text:p text:style-name="P62"/>
      <text:p text:style-name="P62">Das ist Anna.</text:p>
      <text:p text:style-name="P62">Anna welche Sprachen sprichst du?</text:p>
      <text:p text:style-name="P62"><text:tab/><text:tab/><text:tab/>Ich spreche Deutsch, Englisch und ein bisschen Japanisch.</text:p>
      <text:p text:style-name="P62"/>
      <text:p text:style-name="P62"/>
      <text:p text:style-name="P62">Hallo, mein Name ist Sophia Hermann.</text:p>
      <text:p text:style-name="P62">Ich komme aus der Schweiz.</text:p>
      <text:p text:style-name="P62">Ich spreche Deutsch, und Italienisch.</text:p>
      <text:p text:style-name="P62"/>
      <text:p text:style-name="P62"/>
      <text:p text:style-name="P62">Hallo ich heiße Cornelius.</text:p>
      <text:p text:style-name="P62">Ich komme aus Spanien.<text:tab/><text:tab/><text:tab/><text:tab/><text:tab/><text:span text:style-name="T90">[iħx <text:s/>komme awx <text:s/>xpan-jin]</text:span></text:p>
      <text:p text:style-name="P62">Ich spreche Deutch, Spanisch und ein bisschen Chinesisch.</text:p>
      <text:p text:style-name="P62"/>
      <text:p text:style-name="P63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63">What languages ​​do people speak?</text:p>
      <text:p text:style-name="P64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64"><text:soft-page-break/></text:p>
      <text:p text:style-name="P14">_________________________________________________________________________________________________</text:p>
      <text:p text:style-name="P14"/>
      <text:p text:style-name="P142">Youtube exercises </text:p>
      <text:p text:style-name="P143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43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42"/>
      <text:p text:style-name="P65">Hey, wie geht es dir?</text:p>
      <text:p text:style-name="P65"><text:tab/><text:tab/><text:tab/><text:tab/>Mir geht’s g<text:span text:style-name="T101">u</text:span>t danke.</text:p>
      <text:p text:style-name="P65"><text:tab/><text:tab/><text:tab/><text:tab/>Und wie geht’s dir?</text:p>
      <text:p text:style-name="P65"/>
      <text:p text:style-name="P65">Mir geht’s gut, danke der Nachfrage.<text:tab/><text:tab/><text:tab/>[ dunke der <text:s/>naħ-fra-ge ]<text:tab/><text:tab/>thanks for asking</text:p>
      <text:p text:style-name="P65"/>
      <text:p text:style-name="P65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65"/>
      <text:p text:style-name="P65"/>
      <text:p text:style-name="P65">Welche Sparachen sprichst du?<text:tab/><text:tab/><text:tab/><text:tab/></text:p>
      <text:p text:style-name="P65"><text:tab/><text:tab/><text:tab/><text:tab/>Ich spreche Deutsch und Englisch.</text:p>
      <text:p text:style-name="P65"/>
      <text:p text:style-name="P65">Welche Sprachen sprechen Sie?</text:p>
      <text:p text:style-name="P65"><text:tab/><text:tab/><text:tab/><text:tab/>Ich spreche Spanisch und Chinesisch.</text:p>
      <text:p text:style-name="P65"/>
      <text:p text:style-name="P65"/>
      <text:p text:style-name="P65"/>
      <text:p text:style-name="P65"/>
      <text:p text:style-name="P65">Wie heiŋt du?<text:tab/></text:p>
      <text:p text:style-name="P65"><text:tab/><text:tab/><text:tab/><text:tab/>Iche heiße Chris.</text:p>
      <text:p text:style-name="P65"/>
      <text:p text:style-name="P65"/>
      <text:p text:style-name="P65">Wie heißen Sie?</text:p>
      <text:p text:style-name="P65"><text:tab/><text:tab/><text:tab/><text:tab/>Ich heiße Max.</text:p>
      <text:p text:style-name="P65"/>
      <text:p text:style-name="P65"/>
      <text:p text:style-name="P65"/>
      <text:p text:style-name="P65">Wie geht’s dir?</text:p>
      <text:p text:style-name="P65"><text:tab/><text:tab/><text:tab/><text:tab/><text:span text:style-name="T29">Mir geht es super!</text:span></text:p>
      <text:p text:style-name="P65"><text:tab/><text:tab/><text:tab/></text:p>
      <text:p text:style-name="P66">Wie geht es Ihnen?<text:tab/></text:p>
      <text:p text:style-name="P66"><text:tab/><text:tab/><text:tab/><text:tab/>Es geht mir ausgezeichnet<text:tab/><text:tab/>[ es <text:s/>get <text:s/>mia <text:s/>aws-gez-ħaj-net ]</text:p>
      <text:p text:style-name="P66"/>
      <text:p text:style-name="P66"/>
      <text:p text:style-name="P66">ausgezeichnet<text:tab/><text:tab/><text:tab/>[ aws-gez-ħaj-net ]<text:tab/><text:tab/><text:tab/>excellent</text:p>
      <text:p text:style-name="P66"/>
      <text:p text:style-name="P66"/>
      <text:p text:style-name="P15">_________________________________________________________________________________________________</text:p>
      <text:p text:style-name="P15"/>
      <text:p text:style-name="P145"/>
      <text:p text:style-name="P67"><text:soft-page-break/><text:span text:style-name="T1">Das verb ‘sprechen’</text:span> <text:s/>(The verb talk) <text:tab/>[ xpre-xin ]</text:p>
      <text:p text:style-name="P67"/>
      <text:p text:style-name="P67">Ich spreche <text:tab/><text:tab/>[ i<text:span text:style-name="T30">ħx xprexe </text:span>]</text:p>
      <text:p text:style-name="P67"/>
      <text:p text:style-name="P69">du sprichst<text:tab/><text:tab/>[du xprist]</text:p>
      <text:p text:style-name="P69"/>
      <text:p text:style-name="P69">er / sie / es spricht<text:tab/>[er xprixt]</text:p>
      <text:p text:style-name="P69"/>
      <text:p text:style-name="P69">wir sprechen<text:tab/><text:tab/>[ vija xre-xen ]</text:p>
      <text:p text:style-name="P69"/>
      <text:p text:style-name="P69">ihr sprecht<text:tab/><text:tab/>[ ija x<text:span text:style-name="T102">p</text:span>rext ]</text:p>
      <text:p text:style-name="P69"/>
      <text:p text:style-name="P69">Sie / sie<text:tab/> sprechen<text:tab/>[ <text:span text:style-name="T6">ż</text:span>i xpre-xen ]</text:p>
      <text:p text:style-name="P69"/>
      <text:p text:style-name="P69"/>
      <text:p text:style-name="P144">Similar verbs</text:p>
      <text:p text:style-name="P144"/>
      <text:p text:style-name="P69"><text:span text:style-name="T1">essen</text:span><text:tab/> (to eat)<text:tab/><text:tab/>[ esin ]</text:p>
      <text:p text:style-name="P69"/>
      <text:p text:style-name="P68">Ich <text:span text:style-name="T31">esse<text:tab/><text:tab/>[ iħx ese ]</text:span></text:p>
      <text:p text:style-name="P68"/>
      <text:p text:style-name="P69">du <text:span text:style-name="T31">isst<text:tab/><text:tab/><text:tab/>[ du ist ]</text:span></text:p>
      <text:p text:style-name="P69"/>
      <text:p text:style-name="P69">er / sie / es <text:span text:style-name="T31">isst<text:tab/><text:tab/>[ er ist ]</text:span></text:p>
      <text:p text:style-name="P69"/>
      <text:p text:style-name="P69">wir <text:span text:style-name="T31">essen<text:tab/><text:tab/>[ vija esen ]</text:span></text:p>
      <text:p text:style-name="P69"/>
      <text:p text:style-name="P69">ihr <text:span text:style-name="T31">esst<text:tab/><text:tab/><text:tab/>[ ija est ]</text:span></text:p>
      <text:p text:style-name="P69"/>
      <text:p text:style-name="P70">Sie / sie<text:tab/> <text:span text:style-name="T31">essen<text:tab/><text:tab/>[ </text:span><text:span text:style-name="T6">ż</text:span><text:span text:style-name="T31">i <text:s/>esen ]</text:span></text:p>
      <text:p text:style-name="P70"/>
      <text:p text:style-name="P70"/>
      <text:p text:style-name="P70"/>
      <text:p text:style-name="P72"><text:span text:style-name="T1">geben </text:span>( to give )<text:tab/>[ geben ]</text:p>
      <text:p text:style-name="P72"/>
      <text:p text:style-name="P72">ich gebe<text:tab/><text:tab/>[ iħx ge-be ]</text:p>
      <text:p text:style-name="P72"/>
      <text:p text:style-name="P72">du gibst<text:tab/><text:tab/>[ du gibst ]</text:p>
      <text:p text:style-name="P72"/>
      <text:p text:style-name="P72">er / sie / es <text:s/>gibt<text:tab/><text:tab/>[ er gibt ]</text:p>
      <text:p text:style-name="P72"/>
      <text:p text:style-name="P72">wir geben<text:tab/><text:tab/>[ vija ge-ben ]</text:p>
      <text:p text:style-name="P72"/>
      <text:p text:style-name="P72">ihr gebt<text:tab/><text:tab/><text:tab/>[ ija gebt ]</text:p>
      <text:p text:style-name="P72"/>
      <text:p text:style-name="P72">sie / Sie geb<text:span text:style-name="T97">en</text:span><text:tab/><text:tab/>[ <text:span text:style-name="T6">ż</text:span>i gebt ]</text:p>
      <text:p text:style-name="P73"/>
      <text:p text:style-name="P73"><text:soft-page-break/>ich spreche Tschechisch<text:tab/><text:tab/>[ iħx xpre<text:span text:style-name="T99">x</text:span>e <text:s/><text:span text:style-name="T6">Ċ</text:span>e-kix ]</text:p>
      <text:p text:style-name="P73"/>
      <text:p text:style-name="P73">du sprichst Arabisch<text:tab/><text:tab/><text:tab/>[ du xprist <text:s/>Arabix]</text:p>
      <text:p text:style-name="P73"/>
      <text:p text:style-name="P73">Mein Bruder spricht Koreanisch<text:tab/>[ majn Bruda sprixt <text:s/>Ko-re-anix ]</text:p>
      <text:p text:style-name="P73"/>
      <text:p text:style-name="P73">Meine Mutter spricht Russisch<text:tab/><text:tab/>[ Majne Muter xprixt <text:s/>Ru-six ]</text:p>
      <text:p text:style-name="P73"/>
      <text:p text:style-name="P74">Mein Kind spricht Türkisch<text:tab/><text:tab/>[ Majn kind xprixt Tqur-kix ]</text:p>
      <text:p text:style-name="P74"/>
      <text:p text:style-name="P74">Wir sprechen Griechisch<text:tab/><text:tab/>[ Vija xpre-xen Gri-kix ]</text:p>
      <text:p text:style-name="P74"/>
      <text:p text:style-name="P74">Ihr sprecht Amerikanisch<text:tab/><text:tab/>[ Ija xpreht a-me-ri-ka-nix ]</text:p>
      <text:p text:style-name="P74"/>
      <text:p text:style-name="P74">Die Touristen spreche<text:span text:style-name="T98">n</text:span> Spanisch<text:tab/><text:tab/><text:span text:style-name="T98">[di <text:s/>tu-rist-in <text:s/>xprex-in Xpanix ]</text:span></text:p>
      <text:p text:style-name="P71"/>
      <text:p text:style-name="P13">_________________________________________________________________________________________________</text:p>
      <text:p text:style-name="P13"/>
      <text:p text:style-name="P76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75"/>
      <text:p text:style-name="P76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75"/>
      <text:p text:style-name="P76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75"/>
      <text:p text:style-name="P75">D<text:tab/>[de]<text:tab/><text:tab/><text:tab/><text:span text:style-name="T32">R<text:tab/>[er]</text:span></text:p>
      <text:p text:style-name="P75"/>
      <text:p text:style-name="P76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75"/>
      <text:p text:style-name="P75">F<text:tab/>[ef]<text:tab/><text:tab/><text:tab/><text:span text:style-name="T32">T<text:tab/>[te]</text:span></text:p>
      <text:p text:style-name="P75"/>
      <text:p text:style-name="P75">G<text:tab/>[ge]<text:tab/><text:tab/><text:tab/><text:span text:style-name="T32">U<text:tab/></text:span></text:p>
      <text:p text:style-name="P75"/>
      <text:p text:style-name="P75">H<text:tab/>[ħa]<text:tab/><text:tab/><text:tab/><text:span text:style-name="T32">V<text:tab/>[faw]</text:span></text:p>
      <text:p text:style-name="P75"/>
      <text:p text:style-name="P75">I<text:tab/><text:tab/><text:tab/><text:tab/><text:span text:style-name="T32">W<text:tab/>[ve]</text:span></text:p>
      <text:p text:style-name="P75"/>
      <text:p text:style-name="P75">J<text:tab/>[jot]<text:tab/><text:tab/><text:tab/><text:span text:style-name="T32">X<text:tab/>[iks]</text:span></text:p>
      <text:p text:style-name="P75"/>
      <text:p text:style-name="P75">K<text:tab/>[ka]<text:tab/><text:tab/><text:tab/><text:span text:style-name="T32">Y<text:tab/>[ipsilom]</text:span></text:p>
      <text:p text:style-name="P75"/>
      <text:p text:style-name="P75">L<text:tab/>[el]<text:tab/><text:tab/><text:tab/><text:span text:style-name="T32">Z<text:tab/>[zet]</text:span></text:p>
      <text:p text:style-name="P75"/>
      <text:p text:style-name="P75">M<text:tab/>[em]</text:p>
      <text:p text:style-name="P75"/>
      <text:p text:style-name="P77">N<text:tab/>[en]</text:p>
      <text:p text:style-name="P75"><text:tab/></text:p>
      <text:p text:style-name="P16">_________________________________________________________________________________________________</text:p>
      <text:p text:style-name="P77"><text:soft-page-break/>Wie heißen Sie?</text:p>
      <text:p text:style-name="P77">&gt; Ich heiße Sandra</text:p>
      <text:p text:style-name="P77">Wie bitte?</text:p>
      <text:p text:style-name="P77">&gt; Sandra! SANDRA</text:p>
      <text:p text:style-name="P77"/>
      <text:p text:style-name="P77">Wie heißen Sie?</text:p>
      <text:p text:style-name="P78">&gt; Ich heiße Sabine Faber <text:tab/><text:tab/><text:span text:style-name="T34">[</text:span><text:span text:style-name="T6">Ż</text:span><text:span text:style-name="T34">abina Faba]</text:span></text:p>
      <text:p text:style-name="P77">Wie bitte?</text:p>
      <text:p text:style-name="P77">&gt; Sabine Faber <text:s/>SABINA FABA</text:p>
      <text:p text:style-name="P77"/>
      <text:p text:style-name="P77">Wie heißt du?</text:p>
      <text:p text:style-name="P77">&gt; Felix G<text:span text:style-name="T6">ä</text:span>rter<text:tab/><text:tab/><text:tab/><text:tab/><text:span text:style-name="T34">[ Filiks Gertna]</text:span></text:p>
      <text:p text:style-name="P77">Wie bitter?</text:p>
      <text:p text:style-name="P77">&gt; Filix G<text:span text:style-name="T6">ä</text:span>rter <text:s/>FELIX G<text:span text:style-name="T6">Ä</text:span>RTER</text:p>
      <text:p text:style-name="P77"/>
      <text:p text:style-name="P77">Und wie ist Ihr Na<text:span text:style-name="T33">m</text:span>a?<text:tab/><text:tab/><text:tab/><text:span text:style-name="T34">[Und vi ist ija nama?]</text:span></text:p>
      <text:p text:style-name="P79">&gt; Johannes Weiß <text:s/><text:tab/><text:tab/><text:tab/>[ Joħans Vajs ]</text:p>
      <text:p text:style-name="P79">Wie bitte?</text:p>
      <text:p text:style-name="P79">&gt; Johannes Weiß</text:p>
      <text:p text:style-name="P17">_________________________________________________________________________________________________</text:p>
      <text:p text:style-name="P17"/>
      <text:p text:style-name="P80">Der Vater.<text:tab/><text:tab/><text:tab/><text:tab/>[ Der fata ]</text:p>
      <text:p text:style-name="P80">Die Großmutter.<text:tab/><text:tab/><text:tab/>[ Di grus mquter ]</text:p>
      <text:p text:style-name="P147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47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80">Die Maus im Haus.<text:tab/><text:tab/><text:tab/>[ Di maws im ħaws ]</text:p>
      <text:p text:style-name="P81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48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82">Der Buchstabe ‘J’.<text:tab/><text:tab/><text:tab/>[ Der <text:s/>bux-xta-be <text:s/>jot ]<text:tab/><text:tab/><text:tab/>The letter <text:s/>‘J’</text:p>
      <text:p text:style-name="P83">Gern geschehen.<text:tab/><text:tab/><text:tab/>[ Gen gexen ]<text:tab/><text:tab/><text:tab/><text:tab/>You’re welcome</text:p>
      <text:p text:style-name="P149"><text:span text:style-name="T11">Guten Morgen<text:tab/><text:tab/><text:tab/><text:tab/></text:span><text:span text:style-name="T16">[ Guten Morgen ]</text:span></text:p>
      <text:p text:style-name="P153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84">Meine Schwester ist noch klein.<text:tab/>[ Majna xwesta ist noħ klajn ]<text:tab/><text:tab/>My sister is still little</text:p>
      <text:p text:style-name="P84">Mein Bruder wohnt in Deutschland.<text:tab/>[ Majn bruda vojnt in Dojc-land<text:tab/><text:tab/>My brother lives in Germany</text:p>
      <text:p text:style-name="P84">Wie bitte?<text:tab/><text:tab/><text:tab/><text:tab/>[ Vi Bite? ]<text:tab/><text:tab/><text:tab/><text:tab/>Excuse me</text:p>
      <text:p text:style-name="P80"/>
      <text:p text:style-name="P80"/>
      <text:p text:style-name="P18">_________________________________________________________________________________________________</text:p>
      <text:p text:style-name="P18"/>
      <text:p text:style-name="P85">W<text:span text:style-name="T38">ie</text:span> ist deineTelefonnummer?<text:tab/><text:tab/><text:tab/><text:tab/><text:tab/>[ Vi ist dajne <text:s/>telefon-nama?]</text:p>
      <text:p text:style-name="P85">What is your phone number?</text:p>
      <text:p text:style-name="P85"/>
      <text:p text:style-name="P85">Meine Telefonnummer ist …<text:tab/><text:tab/><text:tab/><text:tab/><text:tab/>[ Majna telefon-nama ist ... ]</text:p>
      <text:p text:style-name="P85"/>
      <text:p text:style-name="P86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6"/>
      <text:p text:style-name="P86">Wie lautet deine Telefonnummer?<text:tab/><text:tab/><text:tab/><text:tab/>[ Vi <text:s/>lawtet dajne telefon-nama? ]</text:p>
      <text:p text:style-name="P18"><text:soft-page-break/>What <text:span text:style-name="T37">is</text:span> your phone?</text:p>
      <text:p text:style-name="P86">Wie lautet deine?<text:tab/>→ <text:s/><text:tab/>What's yours?</text:p>
      <text:p text:style-name="P86"/>
      <text:p text:style-name="P86">Wie lautet ?<text:tab/><text:tab/>→<text:tab/>What is?</text:p>
      <text:p text:style-name="P86"/>
      <text:p text:style-name="P86">Lautet<text:tab/><text:tab/><text:tab/>→ <text:tab/>Is</text:p>
      <text:p text:style-name="P86"/>
      <text:p text:style-name="P86"/>
      <text:p text:style-name="P86">Peter, wie ist deine Telefonnummer?<text:tab/><text:tab/><text:tab/><text:tab/>[ Piter , v<text:span text:style-name="T35">i ist dajne <text:s/>telefon-nama? </text:span>]</text:p>
      <text:p text:style-name="P86"/>
      <text:p text:style-name="P86">Meine Telefonnummer ist 0049 09261 43 96 78</text:p>
      <text:p text:style-name="P86"/>
      <text:p text:style-name="P86">Wie bitte?<text:tab/></text:p>
      <text:p text:style-name="P86"># or</text:p>
      <text:p text:style-name="P87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6">Say that again, please?</text:p>
      <text:p text:style-name="P86"/>
      <text:p text:style-name="P87">Können<text:tab/><text:tab/><text:tab/>→ <text:tab/><text:span text:style-name="T36">Can</text:span></text:p>
      <text:p text:style-name="P89">Wiederholen<text:tab/><text:tab/>→ <text:tab/>Repeat</text:p>
      <text:p text:style-name="P19">_________________________________________________________________________________________________</text:p>
      <text:p text:style-name="P19"/>
      <text:p text:style-name="P90">13<text:tab/>drei + zehn<text:tab/><text:tab/>dreizehn<text:tab/><text:tab/>[ draj - ten ]</text:p>
      <text:p text:style-name="P90"/>
      <text:p text:style-name="P90">14<text:tab/>vier + zehn<text:tab/><text:tab/>vierzehn<text:tab/><text:tab/>[ fir - ten ]</text:p>
      <text:p text:style-name="P90"/>
      <text:p text:style-name="P90">15<text:tab/>f<text:span text:style-name="T6">ü</text:span>nf + zehn<text:tab/><text:tab/>f<text:span text:style-name="T6">ü</text:span>nfzehn<text:tab/><text:tab/>[ finf - ten ]</text:p>
      <text:p text:style-name="P88"/>
      <text:p text:style-name="P91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91"/>
      <text:p text:style-name="P92">17<text:tab/>sieb<text:span text:style-name="T39">en</text:span> + zehn<text:tab/><text:tab/>siebzehn<text:tab/><text:tab/>[ <text:span text:style-name="T6">ż</text:span>ib - ten ]</text:p>
      <text:p text:style-name="P92"/>
      <text:p text:style-name="P92">18<text:tab/>acht + zehn<text:tab/><text:tab/>achtzehn<text:tab/><text:tab/>[ aħt - ten ]</text:p>
      <text:p text:style-name="P92"/>
      <text:p text:style-name="P92">19<text:tab/>neun + zehn<text:tab/><text:tab/>neunzehn<text:tab/><text:tab/>[ nojn - ten ]</text:p>
      <text:p text:style-name="P92"/>
      <text:p text:style-name="P92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3">Wo wohnst du?<text:tab/><text:tab/><text:tab/><text:tab/><text:tab/><text:tab/>Where do you live?</text:p>
      <text:p text:style-name="P93">[ Vo vonst du? ]</text:p>
      <text:p text:style-name="P93"/>
      <text:p text:style-name="P93">Woher kommst du?<text:tab/><text:tab/><text:tab/><text:tab/><text:tab/>Where your from?</text:p>
      <text:p text:style-name="P93">[ vo-ħer komst du? ]</text:p>
      <text:p text:style-name="P93"/>
      <text:p text:style-name="P93">Ich k<text:span text:style-name="T118">omm</text:span>e aus Deutschland. </text:p>
      <text:p text:style-name="P93"/>
      <text:p text:style-name="P93">Ich wohne in Deutschland.</text:p>
      <text:p text:style-name="P93"><text:soft-page-break/>[ Iħx vone in doj<text:span text:style-name="T6">ċ - </text:span>lend ] </text:p>
      <text:p text:style-name="P20"/>
      <text:p text:style-name="P93">Das ist Julia</text:p>
      <text:p text:style-name="P93"/>
      <text:p text:style-name="P94">Julia kommt aus Japan.<text:tab/><text:tab/><text:tab/><text:tab/><text:tab/>Julia comes from Japan.</text:p>
      <text:p text:style-name="P94">[ Julja komt aws Japan ]</text:p>
      <text:p text:style-name="P94"/>
      <text:p text:style-name="P94">Sie lebt jetzt in Wien<text:tab/><text:tab/><text:tab/><text:tab/><text:tab/>She lives in Viena now.</text:p>
      <text:p text:style-name="P94">[ <text:span text:style-name="T6">Ż</text:span>i <text:s/>libt jetzt <text:s/>in <text:s/>Vinn ]<text:tab/><text:tab/></text:p>
      <text:p text:style-name="P94"/>
      <text:p text:style-name="P94">lebt <text:tab/>→ <text:tab/>lives</text:p>
      <text:p text:style-name="P94"/>
      <text:p text:style-name="P94">jetzt<text:tab/>→ <text:tab/>now</text:p>
      <text:p text:style-name="P94"/>
      <text:p text:style-name="P94"/>
      <text:p text:style-name="P94"/>
      <text:p text:style-name="P94">"<text:span text:style-name="T44">Wohnen</text:span>" refers to residing in a place, while "<text:span text:style-name="T42">leben</text:span>" encompasses the broader concept of life, including experiences and lifestyle. </text:p>
      <text:p text:style-name="P94">They can be somewhat interchangeable, but "wohnen" is more specific to dwelling, while "leben" includes the overall experience of living.<text:tab/></text:p>
      <text:p text:style-name="P94"/>
      <text:p text:style-name="P94"/>
      <text:p text:style-name="P94">geboren <text:s text:c="3"/>→<text:tab/>born<text:tab/>(to be born)</text:p>
      <text:p text:style-name="P94">[ ge – bo - ren ]</text:p>
      <text:p text:style-name="P94"/>
      <text:p text:style-name="P94"/>
      <text:p text:style-name="P95">Ich bin in Australien geboren, aber wohne jetzt in Deutschland.</text:p>
      <text:p text:style-name="P95">[ iħx bin in Australijn geborin, aba vone jetzt in Dojcland]</text:p>
      <text:p text:style-name="P95">I was born in Australia, but live in Germany now.</text:p>
      <text:p text:style-name="P94"><text:tab/></text:p>
      <text:p text:style-name="P20">_________________________________________________________________________________________________</text:p>
      <text:p text:style-name="P20"/>
      <text:p text:style-name="P95">Wo wohnst du?<text:tab/><text:tab/><text:tab/><text:tab/>Where do you live?<text:tab/></text:p>
      <text:p text:style-name="P95">[ vo vonst du? ]</text:p>
      <text:p text:style-name="P95"/>
      <text:p text:style-name="P95">Wo lebt sie?<text:tab/><text:tab/><text:tab/><text:tab/>Where does she live?</text:p>
      <text:p text:style-name="P96">[ vo libt <text:s/><text:span text:style-name="T6">ż</text:span>i? ]</text:p>
      <text:p text:style-name="P96"/>
      <text:p text:style-name="P95">Wo wohnen Sie?<text:tab/><text:tab/><text:tab/>Where do you live?<text:tab/></text:p>
      <text:p text:style-name="P96">[ vo vonen <text:span text:style-name="T6">ż</text:span>i? ]</text:p>
      <text:p text:style-name="P96"/>
      <text:p text:style-name="P95">Ich wohne in <text:span text:style-name="T45">England</text:span></text:p>
      <text:p text:style-name="P96">[ iħx <text:s/>vone in ingland ]</text:p>
      <text:p text:style-name="P95"/>
      <text:p text:style-name="P95">Sie lebt in Italien</text:p>
      <text:p text:style-name="P96">[ <text:span text:style-name="T6">Ż</text:span>i libt in Italjin ]</text:p>
      <text:p text:style-name="P96"/>
      <text:p text:style-name="P95">Ich bin in <text:span text:style-name="T45">Malta</text:span> geboren.</text:p>
      <text:p text:style-name="P20"><text:soft-page-break/></text:p>
      <text:p text:style-name="P96">Und du?<text:tab/><text:tab/><text:tab/></text:p>
      <text:p text:style-name="P96"/>
      <text:p text:style-name="P96">Woher kommst du?<text:tab/><text:tab/><text:tab/>Where do you come from?</text:p>
      <text:p text:style-name="P96">[ voħer komst du? ]</text:p>
      <text:p text:style-name="P96"/>
      <text:p text:style-name="P96">Wo woh<text:span text:style-name="T103">n</text:span>st du?<text:tab/><text:tab/><text:tab/><text:tab/>Where do you live?</text:p>
      <text:p text:style-name="P96">[ vo vonst du? ]</text:p>
      <text:p text:style-name="P96"/>
      <text:p text:style-name="P96">Wo bist du geboren?<text:tab/><text:tab/><text:tab/>Where were you born?</text:p>
      <text:p text:style-name="P96">[ vo bist du geborin? ]</text:p>
      <text:p text:style-name="P21"/>
      <text:p text:style-name="P21"/>
      <text:p text:style-name="P96">Ich Komme aus Malta.</text:p>
      <text:p text:style-name="P96">Ich lebe in England.</text:p>
      <text:p text:style-name="P96">Ich bin Italien geboren.</text:p>
      <text:p text:style-name="P22">_________________________________________________________________________________________________</text:p>
      <text:p text:style-name="P22"/>
      <text:p text:style-name="P97">Bist du verheiratet?</text:p>
      <text:p text:style-name="P98">[ bist du <text:s/>fer-ħaj<text:span text:style-name="T46">—</text:span>ra-<text:span text:style-name="T46">t</text:span>it? ]</text:p>
      <text:p text:style-name="P97"/>
      <text:p text:style-name="P97">Ja, ich bin verheiratet</text:p>
      <text:p text:style-name="P98">[ ja iħx bin <text:s/>fer-ħaj<text:span text:style-name="T46">—</text:span>ra-<text:span text:style-name="T46">t</text:span>it ]</text:p>
      <text:p text:style-name="P97">Meine Frau heißt Lisa<text:tab/><text:tab/><text:tab/>My wife's name is Lisa</text:p>
      <text:p text:style-name="P97"/>
      <text:p text:style-name="P97"/>
      <text:p text:style-name="P97">Sind Sie verheiratet?</text:p>
      <text:p text:style-name="P100">[ <text:span text:style-name="T6">ż</text:span>ind <text:span text:style-name="T6">ż</text:span>i <text:s/>fer-ħaj—ra-tit ]</text:p>
      <text:p text:style-name="P22"/>
      <text:p text:style-name="P98">Ja, ich bin verheiratet</text:p>
      <text:p text:style-name="P100">Mein Mann heißt Ben</text:p>
      <text:p text:style-name="P100"/>
      <text:p text:style-name="P100"/>
      <text:p text:style-name="P100">Bist du verheuratete?</text:p>
      <text:p text:style-name="P98"/>
      <text:p text:style-name="P98">Nein, ich bin geschieden</text:p>
      <text:p text:style-name="P98">[najn, iħx bin gi-xi-din]<text:tab/><text:tab/><text:tab/>No I'm divorced</text:p>
      <text:p text:style-name="P98"/>
      <text:p text:style-name="P98"/>
      <text:p text:style-name="P101">Bist du verheiratet?</text:p>
      <text:p text:style-name="P99">[ bist du <text:s/>fer-ħaj<text:span text:style-name="T46">—</text:span>ra-<text:span text:style-name="T46">t</text:span>it? ]</text:p>
      <text:p text:style-name="P99"/>
      <text:p text:style-name="P101">Nein, ich bin ledig<text:tab/><text:tab/><text:tab/>No I’m single</text:p>
      <text:p text:style-name="P101">[ najn, iħx bin lidix ]</text:p>
      <text:p text:style-name="P101"/>
      <text:p text:style-name="P101"/>
      <text:p text:style-name="P101">Aber ich habe einen Freund<text:tab/><text:tab/>But I have a friend</text:p>
      <text:p text:style-name="P101"><text:soft-page-break/>[ aba iħ<text:span text:style-name="T103">x</text:span> ħabe ajnen frojnd ]</text:p>
      <text:p text:style-name="P101">der Freund<text:tab/>→<text:tab/>male friend</text:p>
      <text:p text:style-name="P101">die Freundin<text:tab/>→ <text:tab/>female friend</text:p>
      <text:p text:style-name="P101"/>
      <text:p text:style-name="P101"/>
      <text:p text:style-name="P101">Hast du Kinder?<text:tab/><text:tab/><text:tab/>Do you have children?</text:p>
      <text:p text:style-name="P101">[ ħast du kinda? ]</text:p>
      <text:p text:style-name="P101"/>
      <text:p text:style-name="P101">Ja ich habe einen Sohn<text:tab/><text:tab/><text:tab/>Yes, I have a son</text:p>
      <text:p text:style-name="P101">[ ja iħx ħabe ajnen <text:span text:style-name="T6">Ż</text:span>qun ]<text:tab/><text:tab/></text:p>
      <text:p text:style-name="P101"/>
      <text:p text:style-name="P101">Ja ich habe zwei Söhne<text:tab/><text:tab/><text:tab/>Yes, I have two sons</text:p>
      <text:p text:style-name="P101">[ Ja iħx ħabe zvaj <text:s/><text:span text:style-name="T6">Ż</text:span>quna ]</text:p>
      <text:p text:style-name="P101"/>
      <text:p text:style-name="P101">Ja, ich habe eine Tochter<text:tab/><text:tab/>Yes, I have a daughter</text:p>
      <text:p text:style-name="P101">[ja, iħx ħabe ajne toħta ]</text:p>
      <text:p text:style-name="P101"/>
      <text:p text:style-name="P101">Ja, ich habe zwei <text:s/>T<text:span text:style-name="T6">ö</text:span>chter<text:tab/><text:tab/>Yes, I have two daughters</text:p>
      <text:p text:style-name="P101">[ja, iħx ħabe zvaj <text:s/>tquxta ]</text:p>
      <text:p text:style-name="P101"/>
      <text:p text:style-name="P102">Ja, ich habe zwei Kinder<text:tab/><text:tab/>Yes, I have two children</text:p>
      <text:p text:style-name="P102">[ ja, iħx ħabe <text:s/>zvaj kinda ]</text:p>
      <text:p text:style-name="P102"/>
      <text:p text:style-name="P150"><text:span text:style-name="T17">Einen Sohn und eine Tochter<text:tab/><text:tab/></text:span><text:bookmark text:name="tw-target-text2"/><text:span text:style-name="T17">A son and a daughter</text:span></text:p>
      <text:p text:style-name="P151"><text:span text:style-name="T11">[ ajnen </text:span><text:span text:style-name="T14">ż</text:span><text:span text:style-name="T11">un und ajne toħta ]</text:span></text:p>
      <text:p text:style-name="P102"/>
      <text:p text:style-name="P102">Nein, ich habe keine Kinder<text:tab/><text:tab/>No, I have no children</text:p>
      <text:p text:style-name="P102">[ najn, iħx kaħe kajna kinda ]</text:p>
      <text:p text:style-name="P102"/>
      <text:p text:style-name="P23">_________________________________________________________________________________________________</text:p>
      <text:p text:style-name="P23"/>
      <text:p text:style-name="P102">verheiratet<text:tab/><text:tab/><text:tab/><text:tab/>fer-ħaj-ra-tit</text:p>
      <text:p text:style-name="P102"/>
      <text:p text:style-name="P102">ledig<text:tab/><text:tab/><text:tab/><text:tab/><text:tab/>lid-<text:span text:style-name="T103">i</text:span>x<text:tab/><text:tab/><text:tab/><text:tab/><text:tab/>{single}</text:p>
      <text:p text:style-name="P102"/>
      <text:p text:style-name="P102">geschieden<text:tab/><text:tab/><text:tab/><text:tab/>ge-xi-din<text:tab/><text:tab/><text:tab/><text:tab/>divorced</text:p>
      <text:p text:style-name="P102"/>
      <text:p text:style-name="P102">der Mann<text:tab/><text:tab/><text:tab/><text:tab/>der man</text:p>
      <text:p text:style-name="P102">die Frau<text:tab/><text:tab/><text:tab/><text:tab/>di fraw</text:p>
      <text:p text:style-name="P102"/>
      <text:p text:style-name="P102">das Kind<text:tab/><text:tab/><text:tab/><text:tab/>das kind</text:p>
      <text:p text:style-name="P102">die Kinder<text:tab/><text:tab/><text:tab/><text:tab/>di kinda</text:p>
      <text:p text:style-name="P102"/>
      <text:p text:style-name="P103">der Sohn<text:tab/><text:tab/><text:tab/><text:tab/>der <text:s/><text:span text:style-name="T6">ż</text:span>un</text:p>
      <text:p text:style-name="P103">die Söhne<text:tab/><text:tab/><text:tab/><text:tab/>di <text:span text:style-name="T6">ż</text:span>qune</text:p>
      <text:p text:style-name="P103"/>
      <text:p text:style-name="P103">die <text:s/><text:span text:style-name="T47">Tochter<text:tab/><text:tab/><text:tab/><text:tab/></text:span>di <text:span text:style-name="T47">toħta </text:span></text:p>
      <text:p text:style-name="P103"><text:soft-page-break/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103">der Freund<text:tab/><text:tab/><text:tab/><text:tab/>der frojnd</text:p>
      <text:p text:style-name="P103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104">Hello, mein Name ist Nina.</text:p>
      <text:p text:style-name="P104">Ich bin verheiratet.<text:tab/><text:tab/><text:tab/>[ iħx <text:s/>bin <text:s/><text:span text:style-name="T47">fer-ħaj-ra-tit </text:span>]</text:p>
      <text:p text:style-name="P104">Das ist mein Mann, Olaf.</text:p>
      <text:p text:style-name="P104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105">Hallo, ich bin Lukas Becker.</text:p>
      <text:p text:style-name="P106">Ich bin <text:span text:style-name="T47">geschieden</text:span>, und habe eine Tochter.</text:p>
      <text:p text:style-name="P105">Ihr Name ist Lena.</text:p>
      <text:p text:style-name="P105"/>
      <text:p text:style-name="P105">Hi, mien Name ist Corina.</text:p>
      <text:p text:style-name="P105">Ich bin nicht verheiratet.</text:p>
      <text:p text:style-name="P105">Ich habe einen Freund.</text:p>
      <text:p text:style-name="P105">Er heißt Sven.</text:p>
      <text:p text:style-name="P105">Ich habe keine kinder.</text:p>
      <text:p text:style-name="P105">Wir haben einen Hund. Bello!</text:p>
      <text:p text:style-name="P105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58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10">[ iħx <text:s/>ka-fe <text:s/>din <text:s text:c="2"/>a<text:span text:style-name="T84">a</text:span>-fel ]</text:p>
      <text:p text:style-name="P110"/>
      <text:p text:style-name="P157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10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14"><text:span text:style-name="Emphasis"><text:span text:style-name="T71"/></text:span></text:p>
      <text:p text:style-name="P111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11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11"><text:span text:style-name="Emphasis"><text:span text:style-name="T70"/></text:span></text:p>
      <text:p text:style-name="P111"><text:span text:style-name="Emphasis"><text:span text:style-name="T70"/></text:span></text:p>
      <text:p text:style-name="P111"><text:span text:style-name="Emphasis"><text:span text:style-name="T80">| Person <text:s text:c="4"/>| Nominative <text:s text:c="5"/>| Accusative <text:s text:c="3"/>| English <text:s text:c="5"/>|</text:span></text:span></text:p>
      <text:p text:style-name="P111"><text:span text:style-name="Emphasis"><text:span text:style-name="T80">|------------|-----------------|---------------|--------------|</text:span></text:span></text:p>
      <text:p text:style-name="P111"><text:span text:style-name="Emphasis"><text:span text:style-name="T80">| 1st <text:s text:c="7"/>| ich <text:s text:c="12"/>| mich <text:s text:c="9"/>| I / me <text:s text:c="6"/>|</text:span></text:span></text:p>
      <text:p text:style-name="P111"><text:span text:style-name="Emphasis"><text:span text:style-name="T80">| 2nd <text:s text:c="7"/>| du <text:s text:c="13"/>| dich <text:s text:c="9"/>| you <text:s text:c="9"/>|</text:span></text:span></text:p>
      <text:p text:style-name="P111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11"><text:span text:style-name="Emphasis"><text:span text:style-name="T80">| 3rd (f) <text:s text:c="3"/>| sie <text:s text:c="12"/>| sie <text:s text:c="10"/>| she / her <text:s text:c="3"/>|</text:span></text:span></text:p>
      <text:p text:style-name="P111"><text:span text:style-name="Emphasis"><text:span text:style-name="T80">| 3rd (n) <text:s text:c="3"/>| es <text:s text:c="13"/>| es <text:s text:c="11"/>| it <text:s text:c="10"/>|</text:span></text:span></text:p>
      <text:p text:style-name="P111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11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11"><text:span text:style-name="Emphasis"><text:span text:style-name="T80">| 3rd (pl) <text:s text:c="2"/>| sie <text:s text:c="12"/>| sie <text:s text:c="10"/>| they / them <text:s/>|</text:span></text:span></text:p>
      <text:p text:style-name="P111"><text:soft-page-break/>All of these nouns are non-people. In English, we would refer to all of them as ‘it’. In German, we use ‘it’, too — but the gendered forms of it!</text:p>
      <text:p text:style-name="P111"/>
      <text:p text:style-name="P111">Ich kaufe den Apfel <text:tab/><text:tab/>→ <text:tab/>Ich kaufe ihn<text:tab/><text:tab/><text:span text:style-name="T84">( a masculine noun put into the accusative case )</text:span></text:p>
      <text:p text:style-name="P111">Ich höre das Mäuschen <text:tab/><text:tab/>→ <text:tab/>Ich höre es<text:tab/><text:tab/><text:span text:style-name="T84">( a neuter noun put into the accusative case )</text:span></text:p>
      <text:p text:style-name="P111">Ich sehe die Blume <text:tab/><text:tab/>→ <text:tab/>Ich sehe sie<text:tab/><text:tab/><text:span text:style-name="T84">( a feminine noun put into the accusative case )</text:span></text:p>
      <text:p text:style-name="P111"/>
      <text:p text:style-name="P25">_________________________________________________________________________________________________</text:p>
      <text:p text:style-name="P25"/>
      <text:p text:style-name="P112"><text:span text:style-name="Emphasis"><text:span text:style-name="T78">The Dative Pronuns</text:span></text:span></text:p>
      <text:p text:style-name="P113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13"><text:span text:style-name="Emphasis"><text:span text:style-name="T73"/></text:span></text:p>
      <text:p text:style-name="P113"/>
      <text:p text:style-name="P113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13"><text:span text:style-name="Emphasis"><text:span text:style-name="T82">|------------|-----------------|---------------|---------------|--------------|</text:span></text:span></text:p>
      <text:p text:style-name="P113"><text:span text:style-name="Emphasis"><text:span text:style-name="T82">| 1st <text:s text:c="7"/>| ich <text:s text:c="12"/>| mich <text:s text:c="9"/>| mir <text:s text:c="10"/>| I / me <text:s text:c="6"/>|</text:span></text:span></text:p>
      <text:p text:style-name="P113"><text:span text:style-name="Emphasis"><text:span text:style-name="T82">| 2nd <text:s text:c="7"/>| du <text:s text:c="13"/>| dich <text:s text:c="9"/>| dir <text:s text:c="10"/>| you <text:s text:c="9"/>|</text:span></text:span></text:p>
      <text:p text:style-name="P113"><text:span text:style-name="Emphasis"><text:span text:style-name="T82">| 3rd (m) <text:s text:c="3"/>| er <text:s text:c="13"/>| ihn <text:s text:c="10"/>| ihm <text:s text:c="10"/>| he <text:s text:c="10"/>|</text:span></text:span></text:p>
      <text:p text:style-name="P113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13"><text:span text:style-name="Emphasis"><text:span text:style-name="T82">| 3rd (n) <text:s text:c="3"/>| es <text:s text:c="13"/>| es <text:s text:c="11"/>| ihm <text:s text:c="10"/>| it <text:s text:c="10"/>|</text:span></text:span></text:p>
      <text:p text:style-name="P113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13"><text:span text:style-name="Emphasis"><text:span text:style-name="T82">| 2nd (pl) <text:s text:c="2"/>| ihr <text:s text:c="12"/>| euch <text:s text:c="9"/>| euch <text:s text:c="9"/>| you (plural) |</text:span></text:span></text:p>
      <text:p text:style-name="P113"><text:span text:style-name="Emphasis"><text:span text:style-name="T82">| 3rd (pl) <text:s text:c="2"/>| sie <text:s text:c="12"/>| sie <text:s text:c="10"/>| ihnen <text:s text:c="8"/>| they / them <text:s/>|</text:span></text:span></text:p>
      <text:p text:style-name="P113"><text:span text:style-name="Emphasis"><text:span text:style-name="T82"/></text:span></text:p>
      <text:p text:style-name="P113"><text:span text:style-name="Emphasis"><text:span text:style-name="T82"/></text:span></text:p>
      <text:p text:style-name="P115"><text:span text:style-name="Emphasis"><text:span text:style-name="T83">| Case <text:s text:c="7"/>| Role <text:s text:c="13"/>| Description <text:s text:c="17"/>|</text:span></text:span></text:p>
      <text:p text:style-name="P115"><text:span text:style-name="Emphasis"><text:span text:style-name="T83">|-------------|-------------------|------------------------------|</text:span></text:span></text:p>
      <text:p text:style-name="P115"><text:span text:style-name="Emphasis"><text:span text:style-name="T83">| Nominative <text:s/>| Subject <text:s text:c="10"/>| Takes action <text:s text:c="16"/>|</text:span></text:span></text:p>
      <text:p text:style-name="P115"><text:span text:style-name="Emphasis"><text:span text:style-name="T83">| Accusative <text:s/>| Direct Object <text:s text:c="4"/>| Receives action <text:s text:c="13"/>|</text:span></text:span></text:p>
      <text:p text:style-name="P115"><text:span text:style-name="Emphasis"><text:span text:style-name="T83">| Dative <text:s text:c="5"/>| Indirect Object <text:s text:c="2"/>| To/for whom action is taken <text:s/>|</text:span></text:span></text:p>
      <text:p text:style-name="P115"><text:span text:style-name="Emphasis"><text:span text:style-name="T83">| Genitive <text:s text:c="3"/>| Possessive <text:s text:c="7"/>| Indicates owner of someone <text:s text:c="2"/>|</text:span></text:span></text:p>
      <text:p text:style-name="P115"><text:span text:style-name="Emphasis"><text:span text:style-name="T83"><text:tab/><text:tab/><text:tab/><text:tab/><text:tab/><text:tab/> or something</text:span></text:span></text:p>
      <text:p text:style-name="P113"><text:span text:style-name="Emphasis"><text:span text:style-name="T82"/></text:span></text:p>
      <text:p text:style-name="P113"><text:span text:style-name="Emphasis"><text:span text:style-name="T82"/></text:span></text:p>
      <text:p text:style-name="P116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16"><text:span text:style-name="Emphasis"><text:span text:style-name="T73"/></text:span></text:p>
      <text:p text:style-name="P116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16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16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16"><text:span text:style-name="Emphasis"><text:span text:style-name="T73"/></text:span></text:p>
      <text:p text:style-name="P116"><text:span text:style-name="Emphasis"><text:span text:style-name="T73"/></text:span></text:p>
      <text:p text:style-name="P116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16"><text:span text:style-name="Emphasis"><text:span text:style-name="T74">[der man gibt der Fraw das Geld]</text:span></text:span></text:p>
      <text:p text:style-name="P116"><text:span text:style-name="Emphasis"><text:span text:style-name="T74"/></text:span></text:p>
      <text:p text:style-name="P116"><text:soft-page-break/><text:span text:style-name="Emphasis"><text:span text:style-name="T74">Now, check out what happens in BOTH English &amp; German if we replace all those nouns with pronouns:</text:span></text:span></text:p>
      <text:p text:style-name="P116"><text:span text:style-name="Emphasis"><text:span text:style-name="T74"/></text:span></text:p>
      <text:p text:style-name="P116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16"><text:span text:style-name="Emphasis"><text:span text:style-name="T74"/></text:span></text:p>
      <text:p text:style-name="P116"><text:span text:style-name="Emphasis"><text:span text:style-name="T74">The accusative and dative slots swapped places.</text:span></text:span></text:p>
      <text:p text:style-name="P116"><text:span text:style-name="Emphasis"><text:span text:style-name="T74"/></text:span></text:p>
      <text:p text:style-name="P116"><text:span text:style-name="Emphasis"><text:span text:style-name="T76">Here are the 2 key points to remember regarding the dative case &amp; word order in German:</text:span></text:span></text:p>
      <text:p text:style-name="P116"><text:span text:style-name="Emphasis"><text:span text:style-name="T74"/></text:span></text:p>
      <text:list xml:id="list97407332" text:style-name="L1">
        <text:list-item>
          <text:p text:style-name="P159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59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16"><text:span text:style-name="Emphasis"><text:span text:style-name="T74"/></text:span></text:p>
      <text:p text:style-name="P26">_________________________________________________________________________________________________</text:p>
      <text:p text:style-name="P26"/>
      <text:p text:style-name="P26"/>
      <text:p text:style-name="P117">Haben sie Kinder?</text:p>
      <text:p text:style-name="P117">Nein, sie haben keine Kinder.<text:tab/><text:tab/><text:tab/><text:tab/><text:span text:style-name="T104">[ żi ħaben kajne kinda ]</text:span></text:p>
      <text:p text:style-name="P117"/>
      <text:p text:style-name="P117">Ist er verheiratet?</text:p>
      <text:p text:style-name="P117">Nein,er ist geschieden.<text:tab/><text:tab/><text:tab/><text:tab/><text:tab/><text:span text:style-name="T104">[najn, er ist gexidin ]</text:span></text:p>
      <text:p text:style-name="P117"/>
      <text:p text:style-name="P117">Hat er Kinder?</text:p>
      <text:p text:style-name="P118">Ja, er hat eine Tochter.<text:tab/><text:tab/><text:tab/><text:tab/><text:tab/>[Ja, er ħat ajne toħta ]</text:p>
      <text:p text:style-name="P118"/>
      <text:p text:style-name="P118">Ist sie geschieden?</text:p>
      <text:p text:style-name="P118">Nein, sie ist verheiratet.<text:tab/><text:tab/><text:tab/><text:tab/>[ najn, żi ist fer-ħaj-ra-tit ]</text:p>
      <text:p text:style-name="P118"/>
      <text:p text:style-name="P118">Haben sie Kinder?</text:p>
      <text:p text:style-name="P118">Ja, sie haben einen Sohn.<text:tab/><text:tab/><text:tab/><text:tab/>[ Jai ħaben ajnen, żon ]</text:p>
      <text:p text:style-name="P118"/>
      <text:p text:style-name="P118">Haben sie eine Tochter?</text:p>
      <text:p text:style-name="P118">Nein, sie haben keine Tochter, aber einen Sohn.<text:tab/>[ najn, sie ħab<text:span text:style-name="T105">en kajne toħta, aba ajnen żon</text:span> ]</text:p>
      <text:p text:style-name="P118"/>
      <text:p text:style-name="P119">Hat sie einen Freund?</text:p>
      <text:p text:style-name="P120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20"/>
      <text:p text:style-name="P27">_________________________________________________________________________________________________</text:p>
      <text:p text:style-name="P27"/>
      <text:p text:style-name="P121">Wie hei<text:span text:style-name="T107">ß</text:span>t du?</text:p>
      <text:p text:style-name="P121">Mein Name ist Chris.</text:p>
      <text:p text:style-name="P121"/>
      <text:p text:style-name="P121">Woher kommst du?</text:p>
      <text:p text:style-name="P121">Ich komme aus Italien.<text:tab/><text:tab/><text:tab/><text:tab/><text:tab/><text:span text:style-name="T107">[ iħx kome aws italjin ] <text:s/></text:span></text:p>
      <text:p text:style-name="P121"/>
      <text:p text:style-name="P122">Wo wohnst du?</text:p>
      <text:p text:style-name="P122">Ich wohne aus England.</text:p>
      <text:p text:style-name="P122"><text:soft-page-break/>Welche Sprachen sprichst du?</text:p>
      <text:p text:style-name="P122">Ich spreche Maltesisch, Englisch, Italienisch und ein bisschen Deutsch</text:p>
      <text:p text:style-name="P122"/>
      <text:p text:style-name="P122"><text:tab/><text:tab/><text:tab/><text:tab/><text:tab/><text:tab/><text:tab/><text:span text:style-name="T108">[ Iħx xpreħe Maltesix, Inglix, Italjanix und ajn bixxjen dojċ ]</text:span></text:p>
      <text:p text:style-name="P122"/>
      <text:p text:style-name="P122"/>
      <text:p text:style-name="P123">Wie ist deine Telefonnummer?</text:p>
      <text:p text:style-name="P123">Meine Telefonnummer ist 356 79 31 02 12.</text:p>
      <text:p text:style-name="P123"/>
      <text:p text:style-name="P123"/>
      <text:p text:style-name="P123">Bist du verheiratet? Oder hast du einen Freund, oder eine Freundin?</text:p>
      <text:p text:style-name="P124">Nein, Ich bin ledig, und habe keine Freundin.</text:p>
      <text:p text:style-name="P117"/>
      <text:p text:style-name="P117"/>
      <text:p text:style-name="P124">Hast du Kinder? | Haben Sie Kinder?</text:p>
      <text:p text:style-name="P124">Nein, Ich habe keine kinder.</text:p>
      <text:p text:style-name="P124"/>
      <text:p text:style-name="P28">_________________________________________________________________________________________________</text:p>
      <text:p text:style-name="P28"/>
      <text:p text:style-name="P117">der Vorname.</text:p>
      <text:p text:style-name="P117"/>
      <text:p text:style-name="P117">der Mittelname.<text:tab/><text:tab/><text:span text:style-name="T109">[ der <text:s/>mittil-name ]</text:span></text:p>
      <text:p text:style-name="P117"/>
      <text:p text:style-name="P117">der Spitzname.<text:tab/><text:tab/><text:tab/><text:span text:style-name="T109">[ der <text:s/>xpiz-name ]</text:span></text:p>
      <text:p text:style-name="P117"/>
      <text:p text:style-name="P117">der Nachname.</text:p>
      <text:p text:style-name="P117"/>
      <text:p text:style-name="P117">die Straße.<text:tab/><text:tab/><text:tab/><text:span text:style-name="T109">[ di xtras-se ]</text:span></text:p>
      <text:p text:style-name="P117"/>
      <text:p text:style-name="P117">die Hausnummer.<text:tab/><text:tab/><text:span text:style-name="T109">[ di ħaws-namma ]</text:span></text:p>
      <text:p text:style-name="P117"/>
      <text:p text:style-name="P117">die Stadt.<text:tab/><text:tab/><text:tab/><text:span text:style-name="T109">[ di xtadt ]</text:span></text:p>
      <text:p text:style-name="P117"/>
      <text:p text:style-name="P117">die Postleitzahl.<text:tab/><text:tab/><text:span text:style-name="T109">[ di <text:s/>post-lajt-zal ]</text:span></text:p>
      <text:p text:style-name="P117"/>
      <text:p text:style-name="P117">die Handynummer.<text:tab/><text:tab/><text:span text:style-name="T109">[ di ħendi-namma ]</text:span></text:p>
      <text:p text:style-name="P117"/>
      <text:p text:style-name="P117">das Datum.<text:tab/><text:tab/><text:tab/><text:span text:style-name="T109">[ das datum ]</text:span></text:p>
      <text:p text:style-name="P117"/>
      <text:p text:style-name="P117">die Unterschrift.<text:tab/><text:tab/><text:span text:style-name="T109">[ di <text:s/>un-tar-xrift ]</text:span></text:p>
      <text:p text:style-name="P117"/>
      <text:p text:style-name="P29">_________________________________________________________________________________________________</text:p>
      <text:p text:style-name="P29"/>
      <text:p text:style-name="P29"/>
      <text:p text:style-name="P125">Wie heißt du?</text:p>
      <text:p text:style-name="P125">Wie ist dein Name?</text:p>
      <text:p text:style-name="P125"/>
      <text:p text:style-name="P125"><text:soft-page-break/>Wie heißen Sie?</text:p>
      <text:p text:style-name="P125">Wie ist Ihr Name?</text:p>
      <text:p text:style-name="P125"/>
      <text:p text:style-name="P125">Wie ist dein Nachname?</text:p>
      <text:p text:style-name="P125">Wie ist Ihr Nachname?<text:tab/><text:tab/><text:tab/><text:tab/><text:span text:style-name="T110">[ vi ist ija naħname ]</text:span></text:p>
      <text:p text:style-name="P125"/>
      <text:p text:style-name="P125">Wo wohnst du?<text:tab/><text:tab/><text:tab/><text:tab/></text:p>
      <text:p text:style-name="P126">Wo wohnen Sie?<text:tab/><text:tab/><text:tab/><text:tab/><text:span text:style-name="T110">Where do you live?</text:span></text:p>
      <text:p text:style-name="P126"/>
      <text:p text:style-name="P127">Wie ist dein telefonnummer?<text:tab/><text:tab/><text:tab/>[ vi ist dajn telefon-nama? ]</text:p>
      <text:p text:style-name="P127">Wie ist Ihre telefonnummer?<text:tab/><text:tab/><text:tab/>[ vi ist ire telefon-nama? ]</text:p>
      <text:p text:style-name="P127"/>
      <text:p text:style-name="P128">Sie heißt Birgit.</text:p>
      <text:p text:style-name="P128">Ich heiße Birgit.</text:p>
      <text:p text:style-name="P128"/>
      <text:p text:style-name="P128">Ihr Name ist Birgit.</text:p>
      <text:p text:style-name="P128">Mein Name ist Birgit.</text:p>
      <text:p text:style-name="P125"/>
      <text:p text:style-name="P129">Mein Nachname ist Faber</text:p>
      <text:p text:style-name="P129">Ihr Nachname ist Faber</text:p>
      <text:p text:style-name="P129"/>
      <text:p text:style-name="P129">Sie wohnt in Kiel.</text:p>
      <text:p text:style-name="P129">Ich wohne in Kiel.</text:p>
      <text:p text:style-name="P129"/>
      <text:p text:style-name="P129">Sie wohnt in der Kirchengasse.</text:p>
      <text:p text:style-name="P129">Ich wohne in der Kirchengasse.</text:p>
      <text:p text:style-name="P129"/>
      <text:p text:style-name="P130">Ihr telefonnummer ist 0431 45 29 95.</text:p>
      <text:p text:style-name="P130">Mein telefonnummer ist 0431 45 29 95.</text:p>
      <text:p text:style-name="P129"/>
      <text:p text:style-name="P31">_________________________________________________________________________________________________</text:p>
      <text:p text:style-name="P31"/>
      <text:p text:style-name="P131">Das ist unsere Nachbarin – Laura!</text:p>
      <text:p text:style-name="P131">[ das <text:s/>ist <text:s/>un-że-re <text:s/>naħ-barin Lawra ]</text:p>
      <text:p text:style-name="P125"/>
      <text:p text:style-name="P131">unsere<text:tab/><text:tab/>[ un-że-re ]<text:tab/><text:tab/>our</text:p>
      <text:p text:style-name="P131">Nachbarin<text:tab/>[ naħ-barin ]<text:tab/><text:tab/><text:bookmark text:name="tw-target-text5"/>neighbor</text:p>
      <text:p text:style-name="P131"/>
      <text:p text:style-name="P131">Laura ist im Supermarkt</text:p>
      <text:p text:style-name="P131">[ Lawra <text:s/>ist <text:s/>im <text:s/>żuper-mark ]</text:p>
      <text:p text:style-name="P131"/>
      <text:p text:style-name="P131">Sie geht einkaufen<text:tab/><text:tab/><text:tab/>she goes shopping</text:p>
      <text:p text:style-name="P131">[ żi <text:s/>get <text:s/>ajn-kaw-fin <text:s/>]</text:p>
      <text:p text:style-name="P131"/>
      <text:p text:style-name="P131">Sie braucht Kartoffeln<text:tab/><text:tab/><text:tab/>She needs potatoes</text:p>
      <text:p text:style-name="P132">[ żi brawħt <text:s/>kar-tof-en ]</text:p>
      <text:p text:style-name="P132"/>
      <text:p text:style-name="P132"><text:soft-page-break/>Tomaten</text:p>
      <text:p text:style-name="P132">[ tomatin ]</text:p>
      <text:p text:style-name="P132"/>
      <text:p text:style-name="P132">und ein Brot.</text:p>
      <text:p text:style-name="P132">[ und ajn Brot ]</text:p>
      <text:p text:style-name="P132">and a bread.</text:p>
      <text:p text:style-name="P132"/>
      <text:p text:style-name="P132">Laura kauft auch einen Saft<text:tab/><text:tab/>Laura also buys some juice</text:p>
      <text:p text:style-name="P132">[ Lawra kawft awħ ajnin żaft ]</text:p>
      <text:p text:style-name="P132"/>
      <text:p text:style-name="P132">Und zwei Bananen</text:p>
      <text:p text:style-name="P132">[ und <text:s/>zvaj <text:s/>ban-an-en]</text:p>
      <text:p text:style-name="P132"/>
      <text:p text:style-name="P132">Das alles kostet 18,30 Euro</text:p>
      <text:p text:style-name="P132">[ Das al-les kostet aħt-ten <text:s/>ojro <text:s/>drajsix ]</text:p>
      <text:p text:style-name="P29"/>
      <text:p text:style-name="P3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03T20:29:31.586223175</dc:date>
    <meta:editing-duration>PT23H58M36S</meta:editing-duration>
    <meta:editing-cycles>132</meta:editing-cycles>
    <meta:generator>LibreOffice/7.3.7.2$Linux_X86_64 LibreOffice_project/30$Build-2</meta:generator>
    <meta:document-statistic meta:table-count="0" meta:image-count="0" meta:object-count="0" meta:page-count="22" meta:paragraph-count="619" meta:word-count="3936" meta:character-count="23806" meta:non-whitespace-character-count="18920"/>
  </office:meta>
</office:document-meta>
</file>